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abelStone Tibetan" svg:font-family="'BabelStone Tibetan'" style:font-pitch="variable"/>
    <style:font-face style:name="Jomolhari" svg:font-family="Jomolhari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betan Machine Uni" svg:font-family="'Tibetan Machine Uni'"/>
    <style:font-face style:name="Tibetan Machine Uni1" svg:font-family="'Tibetan Machine Uni'" style:font-family-generic="system" style:font-pitch="variable"/>
    <style:font-face style:name="Tibetan Machine Uni2" svg:font-family="'Tibetan Machine Uni'" style:font-adornments="Regular" style:font-pitch="variable"/>
    <style:font-face style:name="Uchen" svg:font-family="Uche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betanText"><text:span text:style-name="YigChung">༄༅། །འཕགས་པ་ཆོས་ཀྱི་དབྱིངས་ཀྱི་སྙིང་པོའི་རྣམ་པར་འགྲེལ་པ།</text:span><text:span text:style-name="Emphasis"> </text:span>རྒྱ་གར་སྐད་དུ། ཨཱཪྻ་དྷརྨ་དྷཱ་ཏུ་གརྦྷ་བི་བ་ར་ཎ། བོད་སྐད་དུ། འཕགས་པ་ཆོས་ཀྱི་དབྱིངས་ཀྱི་སྙིང་པོའི་རྣམ་པར་འགྲེལ་པ། དཀོན་མཆོག་གསུམ་ལ་ཕྱག་འཚལ་ལོ། །ཆོས་རྣམས་གང་དག་རྒྱུས་བྱུང་དེ་དག་ནི། །རྒྱུ་དང་དེ་ལ་འགོག་པ་གང་ཡིན་པ། །དེ་བཞིན་གཤེགས་པ་ཉིད་ཀྱིས་བཀའ་སྩལ་པ། །དེ་སྐད་གསུངས་པའི་ཚུལ་ཅན་དགེ་སྦྱོང་ཆེ། །ཞེས་བྱ་བ་སྨོས་ཏེ། དེ་ལ་ཆོས་གང་དག་ཅེས་བྱ་བ་ནི་རྣམ་པ་བདུན་དུ་ཤེས་པར་བྱ་སྟེ། རྣམ་པར་ཤེས་པ་དང༌། མིང་དང༌། གཟུགས་དང༌། སྐྱེ་མཆེད་དྲུག་དང༌། རེག་པ་དང༌། ཚོར་བ་དང༌། སྐྱེ་བ་དང༌། རྒ་ཤི་རྣམས་སོ། །</text:p>
      <text:p text:style-name="Tibetan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abelStone Tibetan" svg:font-family="'BabelStone Tibetan'" style:font-pitch="variable"/>
    <style:font-face style:name="Jomolhari" svg:font-family="Jomolhari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betan Machine Uni" svg:font-family="'Tibetan Machine Uni'"/>
    <style:font-face style:name="Tibetan Machine Uni1" svg:font-family="'Tibetan Machine Uni'" style:font-family-generic="system" style:font-pitch="variable"/>
    <style:font-face style:name="Tibetan Machine Uni2" svg:font-family="'Tibetan Machine Uni'" style:font-adornments="Regular" style:font-pitch="variable"/>
    <style:font-face style:name="Uchen" svg:font-family="Uche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Tibetan Machine Uni1" style:font-size-complex="12pt" style:language-complex="bo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Tibetan Machine Uni1" style:font-size-complex="12pt" style:language-complex="bo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Tibetan Machine Uni1" style:font-family-complex="'Tibetan Machine Un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ibetan Machine Uni" style:font-family-complex="'Tibetan Machine Un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ibetan Machine Uni" style:font-family-complex="'Tibetan Machine Un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Tibetan Machine Uni1" style:font-family-complex="'Tibetan Machine Uni'" style:font-family-generic-complex="system" style:font-pitch-complex="variable" style:font-size-complex="18pt" style:font-weight-complex="bold"/>
    </style:style>
    <style:style style:name="TibetanText" style:family="paragraph" style:parent-style-name="Standard" style:master-page-name="">
      <style:paragraph-properties fo:line-height="0.771cm" fo:text-align="justify" style:justify-single-word="true" style:page-number="auto" fo:padding="5.001cm" fo:border="none"/>
      <style:text-properties style:font-name-complex="Tibetan Machine Uni2" style:font-family-complex="'Tibetan Machine Uni'" style:font-style-name-complex="Regular" style:font-pitch-complex="variable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YigChung" style:family="text" style:parent-style-name="Emphasis">
      <style:text-properties fo:font-variant="normal" fo:text-transform="none" fo:color="#2b2b2a" loext:opacity="100%" style:text-position="10% 100%" fo:font-size="9pt" fo:letter-spacing="normal" fo:font-style="italic" style:font-size-asian="9pt" style:font-style-asian="italic" style:font-name-complex="Jomolhari" style:font-family-complex="Jomolhari" style:font-style-name-complex="Regular" style:font-pitch-complex="variable" style:font-size-complex="10pt" style:font-style-complex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7T15:52:22.872532668</meta:creation-date>
    <dc:date>2022-05-31T15:56:52.279529021</dc:date>
    <meta:editing-duration>PT1H56M20S</meta:editing-duration>
    <meta:editing-cycles>5</meta:editing-cycles>
    <meta:generator>LibreOffice/7.3.3.2$MacOSX_AARCH64 LibreOffice_project/d1d0ea68f081ee2800a922cac8f79445e4603348</meta:generator>
    <meta:document-statistic meta:table-count="0" meta:image-count="0" meta:object-count="0" meta:page-count="1" meta:paragraph-count="1" meta:word-count="279" meta:character-count="406" meta:non-whitespace-character-count="385"/>
  </office:meta>
</office:document-meta>
</file>